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8pt"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fo:orphans="2" fo:widows="2"/>
      <style:text-properties fo:font-variant="normal" fo:text-transform="none" fo:color="#3a3a3a" style:font-name="proxima-nova" fo:font-size="10.5pt" fo:letter-spacing="normal" fo:font-style="normal" fo:font-weight="normal" fo:background-color="#e5e5e5" loext:padding="0cm" loext:border="none"/>
    </style:style>
    <style:style style:name="P3" style:family="paragraph" style:parent-style-name="Text_20_body">
      <style:paragraph-properties fo:text-align="center" style:justify-single-word="false" fo:orphans="2" fo:widows="2"/>
    </style:style>
    <style:style style:name="P4"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5"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417a94"/>
    </style:style>
    <style:style style:name="P6"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437b01"/>
    </style:style>
    <style:style style:name="P7"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496bf7"/>
    </style:style>
    <style:style style:name="P8"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3d3c8" officeooo:paragraph-rsid="0013d3c8"/>
    </style:style>
    <style:style style:name="P9"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3d3c8" officeooo:paragraph-rsid="00152150"/>
    </style:style>
    <style:style style:name="P10"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431a3" officeooo:paragraph-rsid="001431a3"/>
    </style:style>
    <style:style style:name="P11"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52150" officeooo:paragraph-rsid="00152150"/>
    </style:style>
    <style:style style:name="P12"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5990d" officeooo:paragraph-rsid="0015990d"/>
    </style:style>
    <style:style style:name="P13"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8ee19" officeooo:paragraph-rsid="0018ee19"/>
    </style:style>
    <style:style style:name="P14"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94923" officeooo:paragraph-rsid="00194923"/>
    </style:style>
    <style:style style:name="P15"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94923" officeooo:paragraph-rsid="0020e97d"/>
    </style:style>
    <style:style style:name="P16"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a65bd" officeooo:paragraph-rsid="001a65bd"/>
    </style:style>
    <style:style style:name="P17"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18"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330d42"/>
    </style:style>
    <style:style style:name="P19"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3ba6d6"/>
    </style:style>
    <style:style style:name="P20"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0pt" fo:letter-spacing="normal" fo:font-style="normal" fo:font-weight="normal"/>
    </style:style>
    <style:style style:name="P21"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proxima-nova" fo:font-size="10pt" fo:letter-spacing="normal" fo:font-style="normal" fo:font-weight="normal"/>
    </style:style>
    <style:style style:name="P22"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fo:letter-spacing="normal"/>
    </style:style>
    <style:style style:name="P23"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3a3a3a" style:font-name="proxima-nova" fo:font-size="11pt" fo:letter-spacing="normal" fo:font-style="normal" fo:font-weight="bold" officeooo:paragraph-rsid="002eb562" style:font-weight-asian="bold" style:font-weight-complex="bold"/>
    </style:style>
    <style:style style:name="P24"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25"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officeooo:paragraph-rsid="002eb562"/>
    </style:style>
    <style:style style:name="P26"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officeooo:paragraph-rsid="00330d42"/>
    </style:style>
    <style:style style:name="P27"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officeooo:paragraph-rsid="003579cf"/>
    </style:style>
    <style:style style:name="P28"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officeooo:paragraph-rsid="003ba6d6"/>
    </style:style>
    <style:style style:name="P29"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officeooo:paragraph-rsid="00528ad1"/>
    </style:style>
    <style:style style:name="P30" style:family="paragraph" style:parent-style-name="Text_20_body">
      <style:paragraph-properties fo:margin-left="0cm" fo:margin-right="0cm" fo:margin-top="0cm" fo:margin-bottom="0.582cm" loext:contextual-spacing="false" fo:orphans="2" fo:widows="2" fo:text-indent="0cm" style:auto-text-indent="false" fo:padding="0cm" fo:border="none"/>
    </style:style>
    <style:style style:name="P31" style:family="paragraph" style:parent-style-name="Preformatted_20_Text">
      <style:paragraph-properties fo:margin-left="0cm" fo:margin-right="0cm" fo:margin-top="0cm" fo:margin-bottom="0cm" loext:contextual-spacing="false" style:line-height-at-least="0.582cm" fo:orphans="2" fo:widows="2" fo:text-indent="0cm" style:auto-text-indent="false"/>
    </style:style>
    <style:style style:name="P32" style:family="paragraph" style:parent-style-name="Preformatted_20_Text">
      <style:paragraph-properties fo:margin-left="0cm" fo:margin-right="0cm" fo:margin-top="0cm" fo:margin-bottom="0cm" loext:contextual-spacing="false" style:line-height-at-least="0.582cm" fo:orphans="2" fo:widows="2" fo:text-indent="0cm" style:auto-text-indent="false"/>
      <style:text-properties officeooo:paragraph-rsid="00528ad1"/>
    </style:style>
    <style:style style:name="P33"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455e67"/>
    </style:style>
    <style:style style:name="P34"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4697db"/>
    </style:style>
    <style:style style:name="P35"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4831ed"/>
    </style:style>
    <style:style style:name="P36" style:family="paragraph" style:parent-style-name="Preformatted_20_Text">
      <style:paragraph-properties fo:margin-left="0cm" fo:margin-right="0cm" fo:margin-top="0cm" fo:margin-bottom="0.106cm" loext:contextual-spacing="false" style:line-height-at-least="0.582cm" fo:orphans="2" fo:widows="2" fo:text-indent="0cm" style:auto-text-indent="false"/>
    </style:style>
    <style:style style:name="P37" style:family="paragraph" style:parent-style-name="Heading_20_3">
      <style:paragraph-properties fo:margin-left="0.37cm" fo:margin-right="0.37cm" fo:margin-top="0.37cm" fo:margin-bottom="0.291cm" loext:contextual-spacing="false" fo:orphans="2" fo:widows="2" fo:text-indent="0cm" style:auto-text-indent="false" fo:padding="0cm" fo:border="none"/>
      <style:text-properties fo:font-variant="normal" fo:text-transform="none" fo:color="#3a3a3a" style:font-name="proxima-nova" fo:font-size="16.5pt" fo:letter-spacing="normal" fo:font-style="normal" fo:font-weight="bold"/>
    </style:style>
    <style:style style:name="P38" style:family="paragraph" style:parent-style-name="Heading_20_2">
      <style:paragraph-properties fo:margin-left="0.37cm" fo:margin-right="0.37cm" fo:margin-top="0.37cm" fo:margin-bottom="0.265cm" loext:contextual-spacing="false" fo:orphans="2" fo:widows="2" fo:text-indent="0cm" style:auto-text-indent="false" fo:padding="0cm" fo:border="none"/>
      <style:text-properties fo:font-variant="normal" fo:text-transform="none" fo:color="#3a3a3a" style:font-name="proxima-nova" fo:font-size="21pt" fo:letter-spacing="normal" fo:font-style="normal" fo:font-weight="normal"/>
    </style:style>
    <style:style style:name="P39" style:family="paragraph" style:parent-style-name="Preformatted_20_Text">
      <style:paragraph-properties fo:margin-top="0cm" fo:margin-bottom="0cm" loext:contextual-spacing="false" style:line-height-at-least="0.582cm" fo:orphans="2" fo:widows="2"/>
    </style:style>
    <style:style style:name="P40" style:family="paragraph" style:parent-style-name="Preformatted_20_Text">
      <style:paragraph-properties fo:margin-top="0cm" fo:margin-bottom="0cm" loext:contextual-spacing="false" style:line-height-at-least="0.582cm" fo:orphans="2" fo:widows="2"/>
      <style:text-properties officeooo:paragraph-rsid="004697db"/>
    </style:style>
    <style:style style:name="P41" style:family="paragraph" style:parent-style-name="Preformatted_20_Text">
      <style:paragraph-properties fo:margin-top="0cm" fo:margin-bottom="0cm" loext:contextual-spacing="false" style:line-height-at-least="0.582cm" fo:orphans="2" fo:widows="2"/>
      <style:text-properties officeooo:paragraph-rsid="00496bf7"/>
    </style:style>
    <style:style style:name="P42" style:family="paragraph" style:parent-style-name="Text_20_body">
      <style:paragraph-properties fo:margin-left="0.053cm" fo:margin-right="0.318cm" fo:orphans="2" fo:widows="2" fo:text-indent="0cm" style:auto-text-indent="false"/>
      <style:text-properties fo:text-transform="uppercase" fo:color="#999999" style:text-line-through-style="none" style:text-line-through-type="none" style:font-name="proxima-nova" fo:font-size="2pt" fo:letter-spacing="normal" fo:font-style="normal" style:text-underline-style="none" fo:font-weight="normal" style:text-blinking="false" fo:background-color="#f5f5f5" loext:padding-left="0.106cm" loext:padding-right="0.106cm" loext:padding-top="0.079cm" loext:padding-bottom="0.053cm" loext:border="0.06pt solid #f5f5f5"/>
    </style:style>
    <style:style style:name="P43" style:family="paragraph" style:parent-style-name="Heading_20_3">
      <style:paragraph-properties fo:margin-left="0cm" fo:margin-right="0.37cm" fo:margin-top="0.37cm" fo:margin-bottom="0.291cm" loext:contextual-spacing="false" fo:orphans="2" fo:widows="2" fo:text-indent="0cm" style:auto-text-indent="false" fo:padding="0cm" fo:border="none"/>
      <style:text-properties fo:font-variant="normal" fo:text-transform="none" fo:color="#3a3a3a" style:font-name="proxima-nova" fo:font-size="10.5pt" fo:letter-spacing="normal" fo:font-style="normal" fo:font-weight="bold" style:font-size-asian="14pt" style:font-size-complex="14pt"/>
    </style:style>
    <style:style style:name="P44" style:family="paragraph" style:parent-style-name="Heading_20_2">
      <style:paragraph-properties fo:margin-left="0cm" fo:margin-right="0.37cm" fo:margin-top="0.37cm" fo:margin-bottom="0.265cm" loext:contextual-spacing="false" fo:orphans="2" fo:widows="2" fo:text-indent="0cm" style:auto-text-indent="false" fo:padding="0cm" fo:border="none"/>
      <style:text-properties fo:font-variant="normal" fo:text-transform="none" fo:color="#3a3a3a" style:font-name="proxima-nova" fo:font-size="15pt" fo:letter-spacing="normal" fo:font-style="normal" fo:font-weight="normal" style:font-size-asian="18pt" style:font-size-complex="18pt"/>
    </style:style>
    <style:style style:name="P45" style:family="paragraph" style:parent-style-name="Heading_20_2">
      <style:paragraph-properties fo:margin-left="0cm" fo:margin-right="0.37cm" fo:margin-top="0.37cm" fo:margin-bottom="0.265cm" loext:contextual-spacing="false" fo:orphans="2" fo:widows="2" fo:text-indent="0cm" style:auto-text-indent="false" fo:padding="0cm" fo:border="none"/>
      <style:text-properties fo:font-variant="normal" fo:text-transform="none" fo:color="#3a3a3a" style:font-name="proxima-nova" fo:font-size="11pt" fo:letter-spacing="normal" fo:font-style="normal" fo:font-weight="bold" style:font-size-asian="18pt" style:font-weight-asian="bold" style:font-size-complex="18pt" style:font-weight-complex="bold"/>
    </style:style>
    <style:style style:name="P46" style:family="paragraph" style:parent-style-name="Heading_20_1">
      <style:text-properties fo:font-variant="normal" fo:text-transform="none" fo:color="#3a3a3a" style:font-name="proxima-nova" fo:font-size="10pt" fo:letter-spacing="normal" fo:font-style="normal" fo:font-weight="bold" style:font-size-asian="10pt" style:font-weight-asian="bold" style:font-size-complex="10pt" style:font-weight-complex="bold"/>
    </style:style>
    <style:style style:name="T1" style:family="text">
      <style:text-properties fo:font-variant="normal" fo:text-transform="none" fo:color="#000000" style:font-name="proxima-nova" fo:font-size="12pt" fo:letter-spacing="normal" fo:font-style="normal" fo:font-weight="normal"/>
    </style:style>
    <style:style style:name="T2" style:family="text">
      <style:text-properties fo:font-variant="normal" fo:text-transform="none" fo:color="#000000" style:font-name="proxima-nova" fo:font-size="12pt" fo:letter-spacing="normal" fo:font-style="normal" fo:font-weight="normal" officeooo:rsid="002944a1"/>
    </style:style>
    <style:style style:name="T3" style:family="text">
      <style:text-properties fo:font-variant="normal" fo:text-transform="none" fo:color="#000000" style:font-name="proxima-nova" fo:font-size="12pt" fo:letter-spacing="normal" fo:font-style="normal" fo:font-weight="normal" officeooo:rsid="002b7291"/>
    </style:style>
    <style:style style:name="T4" style:family="text">
      <style:text-properties fo:font-variant="normal" fo:text-transform="none" fo:color="#000000" style:font-name="proxima-nova" fo:font-size="12pt" fo:letter-spacing="normal" fo:font-style="normal" fo:font-weight="normal" officeooo:rsid="002d4a7e"/>
    </style:style>
    <style:style style:name="T5" style:family="text">
      <style:text-properties fo:font-variant="normal" fo:text-transform="none" fo:color="#000000" style:font-name="proxima-nova" fo:font-size="12pt" fo:letter-spacing="normal" fo:font-style="normal" fo:font-weight="normal" officeooo:rsid="00330d42"/>
    </style:style>
    <style:style style:name="T6" style:family="text">
      <style:text-properties fo:font-variant="normal" fo:text-transform="none" fo:color="#000000" style:font-name="proxima-nova" fo:font-size="12pt" fo:letter-spacing="normal" fo:font-style="normal" fo:font-weight="normal" officeooo:rsid="003579cf"/>
    </style:style>
    <style:style style:name="T7" style:family="text">
      <style:text-properties fo:font-variant="normal" fo:text-transform="none" fo:color="#000000" style:font-name="proxima-nova" fo:font-size="12pt" fo:letter-spacing="normal" fo:font-style="normal" fo:font-weight="normal" officeooo:rsid="0059f5e3"/>
    </style:style>
    <style:style style:name="T8" style:family="text">
      <style:text-properties fo:font-variant="normal" fo:text-transform="none" fo:color="#000000" style:font-name="proxima-nova" fo:font-size="12pt" fo:letter-spacing="normal" fo:font-style="normal" fo:font-weight="bold"/>
    </style:style>
    <style:style style:name="T9" style:family="text">
      <style:text-properties fo:font-variant="normal" fo:text-transform="none" fo:color="#000000" style:font-name="proxima-nova" fo:font-size="11.25pt" fo:letter-spacing="normal" fo:font-style="normal" fo:font-weight="normal" loext:padding="0cm" loext:border="none"/>
    </style:style>
    <style:style style:name="T10" style:family="text">
      <style:text-properties fo:font-variant="normal" fo:text-transform="none" fo:color="#000000" style:font-name="proxima-nova" fo:font-size="11.25pt" fo:letter-spacing="normal" fo:font-style="normal" fo:font-weight="normal" fo:background-color="#f4f2d4" loext:char-shading-value="0" loext:padding="0cm" loext:border="none"/>
    </style:style>
    <style:style style:name="T11" style:family="text">
      <style:text-properties fo:font-variant="normal" fo:text-transform="none" fo:color="#000000" style:font-name="proxima-nova" fo:font-size="11.25pt" fo:letter-spacing="normal" fo:font-style="normal" fo:font-weight="bold" style:font-weight-asian="bold" style:font-weight-complex="bold" loext:padding="0cm" loext:border="none"/>
    </style:style>
    <style:style style:name="T12" style:family="text">
      <style:text-properties fo:font-variant="normal" fo:text-transform="none" fo:color="#000000" style:font-name="proxima-nova" fo:font-size="10pt" fo:letter-spacing="normal" fo:font-style="normal" fo:font-weight="normal"/>
    </style:style>
    <style:style style:name="T13" style:family="text">
      <style:text-properties fo:font-variant="normal" fo:text-transform="none" fo:color="#000000" style:font-name="proxima-nova" fo:font-size="10pt" fo:letter-spacing="normal" fo:font-style="normal" fo:font-weight="bold"/>
    </style:style>
    <style:style style:name="T14" style:family="text">
      <style:text-properties fo:font-variant="normal" fo:text-transform="none" fo:color="#000000" style:font-name="proxima-nova" fo:font-size="9.25pt" fo:letter-spacing="normal" fo:font-style="normal" fo:font-weight="normal" loext:padding="0cm" loext:border="none"/>
    </style:style>
    <style:style style:name="T15" style:family="text">
      <style:text-properties fo:font-variant="normal" fo:text-transform="none" fo:color="#000000" style:text-line-through-style="none" style:text-line-through-type="none" style:font-name="proxima-nova"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16" style:family="text">
      <style:text-properties fo:font-variant="normal" fo:text-transform="none" fo:color="#3a3a3a" style:font-name="proxima-nova" fo:font-size="11.25pt" fo:letter-spacing="normal" fo:font-style="normal" fo:font-weight="bold" fo:background-color="#f4f2d4" loext:char-shading-value="0" loext:padding="0cm" loext:border="none"/>
    </style:style>
    <style:style style:name="T17" style:family="text">
      <style:text-properties fo:font-variant="normal" fo:text-transform="none" fo:color="#3a3a3a" style:font-name="proxima-nova" fo:font-size="11.25pt" fo:letter-spacing="normal" fo:font-style="normal" fo:font-weight="normal" fo:background-color="#f4f2d4" loext:char-shading-value="0" loext:padding="0cm" loext:border="none"/>
    </style:style>
    <style:style style:name="T18" style:family="text">
      <style:text-properties fo:font-variant="normal" fo:text-transform="none" fo:color="#3a3a3a" style:font-name="proxima-nova" fo:font-size="10.5pt" fo:letter-spacing="normal" fo:font-style="normal" fo:font-weight="normal" fo:background-color="transparent" loext:char-shading-value="0" loext:padding="0cm" loext:border="none"/>
    </style:style>
    <style:style style:name="T19" style:family="text">
      <style:text-properties fo:font-variant="normal" fo:text-transform="none" fo:color="#3a3a3a" style:font-name="proxima-nova" fo:font-size="10.5pt" fo:letter-spacing="normal" fo:font-style="normal" fo:font-weight="normal" officeooo:rsid="001cf270" fo:background-color="transparent" loext:char-shading-value="0" loext:padding="0cm" loext:border="none"/>
    </style:style>
    <style:style style:name="T20" style:family="text">
      <style:text-properties fo:font-variant="normal" fo:text-transform="none" fo:color="#3a3a3a" style:font-name="proxima-nova" fo:font-size="10.5pt" fo:letter-spacing="normal" fo:font-style="normal" fo:font-weight="normal" officeooo:rsid="003fdf6c" fo:background-color="transparent" loext:char-shading-value="0" loext:padding="0cm" loext:border="none"/>
    </style:style>
    <style:style style:name="T21" style:family="text">
      <style:text-properties fo:font-variant="normal" fo:text-transform="none" fo:color="#3a3a3a" style:font-name="proxima-nova" fo:font-size="12.5pt" fo:letter-spacing="normal" fo:font-style="normal" fo:font-weight="bold" fo:background-color="transparent" loext:char-shading-value="0" style:font-size-asian="10pt" style:font-weight-asian="bold" style:font-size-complex="10pt" style:font-weight-complex="bold" loext:padding="0cm" loext:border="none"/>
    </style:style>
    <style:style style:name="T22" style:family="text">
      <style:text-properties fo:font-variant="normal" fo:text-transform="none" fo:color="#3a3a3a" fo:letter-spacing="normal" fo:background-color="transparent" loext:char-shading-value="0" loext:padding="0cm" loext:border="none"/>
    </style:style>
    <style:style style:name="T23" style:family="text">
      <style:text-properties fo:font-variant="normal" fo:text-transform="none" fo:color="#e94849" style:font-name="proxima-nova" fo:font-size="11.25pt" fo:letter-spacing="normal" fo:font-style="normal" fo:font-weight="normal" loext:padding="0cm" loext:border="none"/>
    </style:style>
    <style:style style:name="T24" style:family="text">
      <style:text-properties fo:font-variant="normal" fo:text-transform="none" fo:color="#e94849" style:font-name="proxima-nova" fo:font-size="10.5pt" fo:letter-spacing="normal" fo:font-style="normal" fo:font-weight="normal" fo:background-color="transparent" loext:char-shading-value="0" loext:padding="0cm" loext:border="none"/>
    </style:style>
    <style:style style:name="T25" style:family="text">
      <style:text-properties fo:font-variant="normal" fo:text-transform="none" fo:color="#e94849" style:font-name="proxima-nova" fo:font-size="10.5pt" fo:letter-spacing="normal" fo:font-style="normal" fo:font-weight="normal" officeooo:rsid="001fca83" fo:background-color="transparent" loext:char-shading-value="0" loext:padding="0cm" loext:border="none"/>
    </style:style>
    <style:style style:name="T26" style:family="text">
      <style:text-properties officeooo:rsid="00152150"/>
    </style:style>
    <style:style style:name="T27" style:family="text">
      <style:text-properties officeooo:rsid="0020e97d"/>
    </style:style>
    <style:style style:name="T28" style:family="text">
      <style:text-properties officeooo:rsid="002861f7"/>
    </style:style>
    <style:style style:name="T29" style:family="text">
      <style:text-properties officeooo:rsid="00417a94"/>
    </style:style>
    <style:style style:name="T30" style:family="text">
      <style:text-properties officeooo:rsid="0042b21f"/>
    </style:style>
    <style:style style:name="T31" style:family="text">
      <style:text-properties fo:color="#3a3a3a" style:font-name="proxima-nova" fo:font-size="10.5pt" officeooo:rsid="001cf270" fo:background-color="transparent" loext:char-shading-value="0" loext:padding="0cm" loext:border="none"/>
    </style:style>
    <style:style style:name="T32" style:family="text">
      <style:text-properties fo:color="#3a3a3a" style:font-name="proxima-nova" fo:font-size="10.5pt" officeooo:rsid="00455e67" fo:background-color="transparent" loext:char-shading-value="0" loext:padding="0cm" loext:border="none"/>
    </style:style>
    <style:style style:name="T33" style:family="text">
      <style:text-properties fo:color="#3a3a3a" style:font-name="proxima-nova" fo:font-size="10.5pt" officeooo:rsid="004831ed" fo:background-color="transparent" loext:char-shading-value="0" loext:padding="0cm" loext:border="none"/>
    </style:style>
    <style:style style:name="T34" style:family="text">
      <style:text-properties officeooo:rsid="004c7fad"/>
    </style:style>
    <style:style style:name="T35" style:family="text">
      <style:text-properties officeooo:rsid="00545d16"/>
    </style:style>
    <style:style style:name="fr1" style:family="graphic" style:parent-style-name="Graphics">
      <style:graphic-properties fo:margin-left="0cm" fo:margin-right="0cm" fo:margin-top="0cm" fo:margin-bottom="0cm" style:vertical-pos="top" style:vertical-rel="baseline" fo:padding="0cm" fo:border="1.5pt solid #e5e5e5"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How To Serve Django Applications with Apache and mod_wsgi on Debian 8</text:h>
      <text:p text:style-name="P42"/>
      <text:h text:style-name="P43" text:outline-level="3"><text:bookmark text:name="introduction"/>Introduction</text:h>
      <text:p text:style-name="P4">Django is a powerful web framework that can help you <text:span text:style-name="T28">to implement w</text:span>ebsite<text:span text:style-name="T28">s</text:span> quickly. Django includes a simplified development server for testing your code locally, but for anything even slightly production related, a more secure and powerful web server is required.</text:p>
      <text:p text:style-name="P24"><text:span text:style-name="T1">we will </text:span><text:span text:style-name="T2">understand</text:span><text:span text:style-name="T1"> how to install and configure Django in a Python virtual environment. We'll then set up Apache in front of our application so that it can handle client requests directly . We will do this using the </text:span><text:span text:style-name="Source_20_Text"><text:span text:style-name="T9">mod_wsgi </text:span></text:span><text:span text:style-name="T1">Apache module that can communicate with Django over the WSGI interface specification.</text:span></text:p>
      <text:h text:style-name="P45" text:outline-level="2"><text:bookmark text:name="prerequisites-and-goals"/>Prerequisites and Goals</text:h>
      <text:p text:style-name="P30"><text:span text:style-name="T3">I</text:span><text:span text:style-name="T1">nstalling Django within a Python virtual environment. </text:span></text:p>
      <text:p text:style-name="P25"><text:span text:style-name="T3">C</text:span><text:span text:style-name="T1">onfigure Apache </text:span><text:span text:style-name="T3">server </text:span><text:span text:style-name="T1">to inte</text:span><text:span text:style-name="T3">ract</text:span><text:span text:style-name="T1"> with the Django app. It will do this with the </text:span><text:span text:style-name="Source_20_Text"><text:span text:style-name="T9">mod_wsgi </text:span></text:span><text:span text:style-name="T1">Apache module, which can translate HTTP requests into application format defined by a </text:span><text:span text:style-name="T3">WSGI </text:span><text:span text:style-name="T1">specificatio</text:span><text:span text:style-name="T4">n.</text:span></text:p>
      <text:p text:style-name="P23"><text:bookmark text:name="install-packages-from-the-debian-repositories"/>Install Packages from the Debian Repositories</text:p>
      <text:p text:style-name="P24"><text:span text:style-name="T12">To begin the process, we'll download and install all of the items we need from the Debian repositories. This will include the Apache web server, the </text:span><text:span text:style-name="Source_20_Text"><text:span text:style-name="T14">mod_wsgi </text:span></text:span><text:span text:style-name="T12">module <text:s/>and </text:span><text:span text:style-name="Source_20_Text"><text:span text:style-name="T14">pip.</text:span></text:span></text:p>
      <text:p text:style-name="P30"><text:span text:style-name="T12">If you are using Django with </text:span><text:span text:style-name="Strong_20_Emphasis"><text:span text:style-name="T13">Python 2</text:span></text:span><text:span text:style-name="T12">, the commands you need are:</text:span></text:p>
      <text:p text:style-name="P31"><text:span text:style-name="Source_20_Text"><text:span text:style-name="T18">sudo apt-get update</text:span></text:span></text:p>
      <text:p text:style-name="P39"><text:span text:style-name="Source_20_Text"><text:span text:style-name="T18">sudo apt-get install python-pip apache2 libapache2-mod-wsgi</text:span></text:span></text:p>
      <text:p text:style-name="P17"/>
      <text:p text:style-name="P24"><text:span text:style-name="T1">If, instead, you are using Django with </text:span><text:span text:style-name="Strong_20_Emphasis"><text:span text:style-name="T8">Python 3</text:span></text:span><text:span text:style-name="T1">, you will need an alternative Apache module and </text:span><text:span text:style-name="Source_20_Text"><text:span text:style-name="T9">pip</text:span></text:span><text:span text:style-name="T1">package. The appropriate commands in this case are:</text:span></text:p>
      <text:p text:style-name="P31"><text:span text:style-name="Source_20_Text"><text:span text:style-name="T18">sudo apt-get update</text:span></text:span></text:p>
      <text:p text:style-name="P39"><text:span text:style-name="Source_20_Text"><text:span text:style-name="T18">sudo apt-get install python3-pip apache2 libapache2-mod-wsgi-py3</text:span></text:span></text:p>
      <text:p text:style-name="P4"/>
      <text:p text:style-name="P4"/>
      <text:p text:style-name="P4"/>
      <text:p text:style-name="P20"><text:soft-page-break/>Now that we have the components from the Debian repositories, we can start working on our Django project.</text:p>
      <text:h text:style-name="P45" text:outline-level="2"><text:bookmark text:name="configure-a-python-virtual-environment"/>Configure a Python Virtual Environment</text:h>
      <text:p text:style-name="P18">The first step is to create a Python virtual environment so that our Django project will be separate from the system's tools and any other Python projects we may be working on. </text:p>
      <text:p text:style-name="P26"><text:span text:style-name="T5">To create virtual environment </text:span><text:span text:style-name="T1">We need to install the </text:span><text:span text:style-name="Source_20_Text"><text:span text:style-name="T11">virtualenv</text:span></text:span><text:span text:style-name="Source_20_Text"><text:span text:style-name="T9"> </text:span></text:span><text:span text:style-name="T1">using </text:span><text:span text:style-name="Source_20_Text"><text:span text:style-name="T9">pip</text:span></text:span><text:span text:style-name="T1">.</text:span></text:p>
      <text:p text:style-name="P30"><text:span text:style-name="T1">If you are using </text:span><text:span text:style-name="Strong_20_Emphasis"><text:span text:style-name="T8">Python 2</text:span></text:span><text:span text:style-name="T1">, type:</text:span></text:p>
      <text:p text:style-name="P31"><text:span text:style-name="Source_20_Text"><text:span text:style-name="T18">sudo pip install virtualenv</text:span></text:span></text:p>
      <text:p text:style-name="P30"><text:span text:style-name="T1">If you are using </text:span><text:span text:style-name="Strong_20_Emphasis"><text:span text:style-name="T8">Python 3</text:span></text:span><text:span text:style-name="T1">, type:</text:span></text:p>
      <text:p text:style-name="P31"><text:span text:style-name="Source_20_Text"><text:span text:style-name="T18">sudo pip3 install virtualenv</text:span></text:span></text:p>
      <text:p text:style-name="P21">Create a directory where you wish to keep your project and move into the directory:</text:p>
      <text:p text:style-name="P31"><text:span text:style-name="Source_20_Text"><text:span text:style-name="T18">mkdir ~/</text:span></text:span><text:span text:style-name="Source_20_Text"><text:span text:style-name="T24">myproject</text:span></text:span></text:p>
      <text:p text:style-name="P39"><text:span text:style-name="Source_20_Text"><text:span text:style-name="T18">cd ~/</text:span></text:span><text:span text:style-name="Source_20_Text"><text:span text:style-name="T24">myproject</text:span></text:span></text:p>
      <text:p text:style-name="P4"/>
      <text:p text:style-name="P4">Within the project directory, create a Python virtual environment by typing:</text:p>
      <text:p text:style-name="P31"><text:span text:style-name="Source_20_Text"><text:span text:style-name="T18">virtualenv </text:span></text:span><text:span text:style-name="Source_20_Text"><text:span text:style-name="T24">myprojectenv</text:span></text:span></text:p>
      <text:p text:style-name="P27"><text:span text:style-name="T6">T</text:span><text:span text:style-name="T1">his </text:span><text:span text:style-name="T6">used </text:span><text:span text:style-name="T1">to install and configure an isolated Python environment for our project. This wil</text:span><text:span text:style-name="T6">l</text:span><text:span text:style-name="T1"> create a directory called </text:span><text:span text:style-name="Source_20_Text"><text:span text:style-name="T23">myprojectenv </text:span></text:span><text:span text:style-name="T1">within your </text:span><text:span text:style-name="Source_20_Text"><text:span text:style-name="T23">myproject </text:span></text:span><text:span text:style-name="T1">directory. Inside </text:span><text:span text:style-name="T6">this directory this command</text:span><text:span text:style-name="T1">,</text:span><text:span text:style-name="T6">wi</text:span><text:span text:style-name="T1">ll install a local version of Python and a local version of </text:span><text:span text:style-name="Source_20_Text"><text:span text:style-name="T9">pip</text:span></text:span><text:span text:style-name="T1">. <text:s/></text:span></text:p>
      <text:p text:style-name="P4">Before we install our project's Python requirements, we need to activate the virtual environment. You can do that by typing:</text:p>
      <text:p text:style-name="P31"><text:span text:style-name="Source_20_Text"><text:span text:style-name="T18">source ~/</text:span></text:span><text:span text:style-name="Source_20_Text"><text:span text:style-name="T24">myproject</text:span></text:span><text:span text:style-name="Source_20_Text"><text:span text:style-name="T18">/</text:span></text:span><text:span text:style-name="Source_20_Text"><text:span text:style-name="T24">myprojectenv</text:span></text:span><text:span text:style-name="Source_20_Text"><text:span text:style-name="T18">/bin/activate</text:span></text:span></text:p>
      <text:p text:style-name="P19">It will look something like this:</text:p>
      <text:p text:style-name="P28"><text:span text:style-name="Source_20_Text"><text:span text:style-name="T9">(</text:span></text:span><text:span text:style-name="Source_20_Text"><text:span text:style-name="T23">myprojectenv</text:span></text:span><text:span text:style-name="Source_20_Text"><text:span text:style-name="T9">)</text:span></text:span><text:a xlink:type="simple" xlink:href="mailto:user@host" text:style-name="Internet_20_link" text:visited-style-name="Visited_20_Internet_20_Link"><text:span text:style-name="Source_20_Text"><text:span text:style-name="T23">user</text:span></text:span></text:a><text:a xlink:type="simple" xlink:href="mailto:user@host" text:style-name="Internet_20_link" text:visited-style-name="Visited_20_Internet_20_Link"><text:span text:style-name="Source_20_Text"><text:span text:style-name="T9">@</text:span></text:span></text:a><text:a xlink:type="simple" xlink:href="mailto:user@host" text:style-name="Internet_20_link" text:visited-style-name="Visited_20_Internet_20_Link"><text:span text:style-name="Source_20_Text"><text:span text:style-name="T23">host</text:span></text:span></text:a><text:span text:style-name="Source_20_Text"><text:span text:style-name="T9">:~/</text:span></text:span><text:span text:style-name="Source_20_Text"><text:span text:style-name="T23">myproject</text:span></text:span><text:span text:style-name="Source_20_Text"><text:span text:style-name="T9">$</text:span></text:span><text:span text:style-name="T1">.</text:span></text:p>
      <text:p text:style-name="P19"/>
      <text:p text:style-name="P19"/>
      <text:p text:style-name="P24"><text:soft-page-break/><text:span text:style-name="T1">With your virtual environment active, install Django with the local instance of </text:span><text:span text:style-name="Source_20_Text"><text:span text:style-name="T9">pip</text:span></text:span><text:span text:style-name="T1">:</text:span></text:p>
      <text:p text:style-name="P24"><text:span text:style-name="Strong_20_Emphasis"><text:span text:style-name="T16">Note:</text:span></text:span><text:span text:style-name="T17"> Virtual environments use their own version of Python and related tools. Regardless of whether you are using Python 2 or Python 3, when the virtual environment is activated, you should use the </text:span><text:span text:style-name="Source_20_Text"><text:span text:style-name="T10">pip</text:span></text:span><text:span text:style-name="T17"> command (not </text:span><text:span text:style-name="Source_20_Text"><text:span text:style-name="T10">pip3</text:span></text:span><text:span text:style-name="T17">).</text:span></text:p>
      <text:p text:style-name="P31"><text:span text:style-name="Source_20_Text"><text:span text:style-name="T21">pip install django</text:span></text:span></text:p>
      <text:p text:style-name="P31"><text:span text:style-name="Source_20_Text"><text:span text:style-name="T18"/></text:span></text:p>
      <text:p text:style-name="P4">This will install the Django package within your Python virtual environment.</text:p>
      <text:h text:style-name="P45" text:outline-level="2"><text:bookmark text:name="create-and-configure-a-new-django-project"/>Create and Configure a New Django Project</text:h>
      <text:p text:style-name="P4">Now that Django is installed in our virtual environment, we can create the actual Django project files.</text:p>
      <text:h text:style-name="P43" text:outline-level="3"><text:bookmark text:name="create-the-django-project"/>Create the Django Project</text:h>
      <text:p text:style-name="P24"><text:span text:style-name="T1">Since we already have a parent project directory at</text:span><text:span text:style-name="Source_20_Text"><text:span text:style-name="T9">~/</text:span></text:span><text:span text:style-name="Source_20_Text"><text:span text:style-name="T23">myproject</text:span></text:span><text:span text:style-name="T1">, we will tell Django to install the files here. The command will create a second level directory containing the actual code. It will also place a management script in the current project directory. The key to achieving the correct directory structure is to list the parent directory after the project name:</text:span></text:p>
      <text:p text:style-name="P31"><text:span text:style-name="Source_20_Text"><text:span text:style-name="T18">django-admin.py startproject </text:span></text:span><text:span text:style-name="Source_20_Text"><text:span text:style-name="T24">myproject</text:span></text:span><text:span text:style-name="Source_20_Text"><text:span text:style-name="T18"> ~/</text:span></text:span><text:span text:style-name="Source_20_Text"><text:span text:style-name="T24">myproject</text:span></text:span></text:p>
      <text:p text:style-name="P4">You should end up with a directory structure that looks like this:</text:p>
      <text:p text:style-name="P31"><text:span text:style-name="Source_20_Text"><text:span text:style-name="T18">.</text:span></text:span></text:p>
      <text:p text:style-name="P39"><text:span text:style-name="Source_20_Text"><text:span text:style-name="T22">└── </text:span></text:span><text:span text:style-name="Source_20_Text"><text:span text:style-name="T18">./myproject/ <text:s text:c="9"/># parent project directory</text:span></text:span></text:p>
      <text:p text:style-name="P39"><text:span text:style-name="Source_20_Text"><text:span text:style-name="T22"><text:s text:c="4"/>├── </text:span></text:span><text:span text:style-name="Source_20_Text"><text:span text:style-name="T18">manage.py <text:s text:c="8"/># Django management script</text:span></text:span></text:p>
      <text:p text:style-name="P39"><text:span text:style-name="Source_20_Text"><text:span text:style-name="T22"><text:s text:c="4"/>├── </text:span></text:span><text:span text:style-name="Source_20_Text"><text:span text:style-name="T18">myproject/ <text:s text:c="11"/># project code directory</text:span></text:span></text:p>
      <text:p text:style-name="P39"><text:span text:style-name="Source_20_Text"><text:span text:style-name="T22"><text:s text:c="4"/>│ <text:s text:c="2"/>├── </text:span></text:span><text:span text:style-name="Source_20_Text"><text:span text:style-name="T18">__init__.py</text:span></text:span></text:p>
      <text:p text:style-name="P39"><text:span text:style-name="Source_20_Text"><text:span text:style-name="T22"><text:s text:c="4"/>│ <text:s text:c="2"/>├── </text:span></text:span><text:span text:style-name="Source_20_Text"><text:span text:style-name="T18">settings.py</text:span></text:span></text:p>
      <text:p text:style-name="P39"><text:span text:style-name="Source_20_Text"><text:span text:style-name="T22"><text:s text:c="4"/>│ <text:s text:c="2"/>├── </text:span></text:span><text:span text:style-name="Source_20_Text"><text:span text:style-name="T18">urls.py</text:span></text:span></text:p>
      <text:p text:style-name="P39"><text:span text:style-name="Source_20_Text"><text:span text:style-name="T22"><text:s text:c="4"/>│ <text:s text:c="2"/>└── </text:span></text:span><text:span text:style-name="Source_20_Text"><text:span text:style-name="T18">wsgi.py</text:span></text:span></text:p>
      <text:p text:style-name="P39"><text:span text:style-name="Source_20_Text"><text:span text:style-name="T22"><text:s text:c="4"/>└── </text:span></text:span><text:span text:style-name="Source_20_Text"><text:span text:style-name="T18">myprojectenv/ <text:s text:c="4"/># project virtual environment directory</text:span></text:span></text:p>
      <text:p text:style-name="P39"><text:span text:style-name="Source_20_Text"><text:span text:style-name="T22"><text:s text:c="8"/>└── </text:span></text:span><text:span text:style-name="Source_20_Text"><text:span text:style-name="T18">. . .</text:span></text:span></text:p>
      <text:h text:style-name="P37" text:outline-level="3"/>
      <text:h text:style-name="P43" text:outline-level="3"><text:bookmark text:name="adjust-the-project-settings"/>Adjust the Project Settings</text:h>
      <text:p text:style-name="P4">Open the settings file with your text editor:</text:p>
      <text:p text:style-name="P31"><text:span text:style-name="Source_20_Text"><text:span text:style-name="T20">$</text:span></text:span><text:span text:style-name="Source_20_Text"><text:span text:style-name="T18">nano ~/</text:span></text:span><text:span text:style-name="Source_20_Text"><text:span text:style-name="T24">myproject</text:span></text:span><text:span text:style-name="Source_20_Text"><text:span text:style-name="T18">/</text:span></text:span><text:span text:style-name="Source_20_Text"><text:span text:style-name="T24">myproject</text:span></text:span><text:span text:style-name="Source_20_Text"><text:span text:style-name="T18">/settings.py</text:span></text:span></text:p>
      <text:p text:style-name="P5"><text:soft-page-break/><text:span text:style-name="T29">1.configure required database(</text:span> SQLite database<text:span text:style-name="T29">)</text:span> in this guide for simplicity's s</text:p>
      <text:p text:style-name="P5"><text:span text:style-name="T29">2.</text:span>configur<text:span text:style-name="T29">e</text:span> the allowed hosts to restrict the domain<text:span text:style-name="T29">s</text:span></text:p>
      <text:p text:style-name="P6"><text:span text:style-name="T30">We can use</text:span> server's public IP address, domain name or both. Each value should be wrapped in quotes and separated by a comma like a normal Python list. </text:p>
      <text:p text:style-name="P33"><text:span text:style-name="Source_20_Text"><text:span text:style-name="T31">ALLOWED_HOSTS = ["server_domain_or_IP", "</text:span></text:span><text:a xlink:type="simple" xlink:href="http://www.satya.com/" text:style-name="Internet_20_link" text:visited-style-name="Visited_20_Internet_20_Link"><text:span text:style-name="Source_20_Text">www.satya.com</text:span></text:a><text:span text:style-name="Source_20_Text"><text:span text:style-name="T31">",”</text:span></text:span><text:span text:style-name="Source_20_Text"><text:span text:style-name="T32">127.0.1.1</text:span></text:span><text:span text:style-name="Source_20_Text"><text:span text:style-name="T31">]</text:span></text:span></text:p>
      <text:p text:style-name="P35"><text:span text:style-name="Source_20_Text"><text:span text:style-name="T33">note:</text:span></text:span></text:p>
      <text:p text:style-name="P40"><text:span text:style-name="Source_20_Text"><text:span text:style-name="T19">to set domain names </text:span></text:span></text:p>
      <text:p text:style-name="P40"><text:span text:style-name="Source_20_Text"><text:span text:style-name="T19">goto /etc/hosts</text:span></text:span></text:p>
      <text:p text:style-name="P40"><text:span text:style-name="Source_20_Text"><text:span text:style-name="T19">$sudo gedit/nano /etc/hosts</text:span></text:span></text:p>
      <text:p text:style-name="P34"><text:span text:style-name="Source_20_Text"><text:span text:style-name="T19"/></text:span></text:p>
      <text:p text:style-name="P5"><text:span text:style-name="T29">3.</text:span>configuring the static files directory, where Django will place static files so <text:s text:c="4"/></text:p>
      <text:p text:style-name="P7"><text:s/>that the web server can serve these easily.</text:p>
      <text:p text:style-name="P41"><text:span text:style-name="Source_20_Text"><text:span text:style-name="T18">STATIC_URL = '/static/'</text:span></text:span></text:p>
      <text:p text:style-name="P41"><text:span text:style-name="Source_20_Text"><text:span text:style-name="T24">STATIC_ROOT = os.path.join(BASE_DIR, 'static/')</text:span></text:span></text:p>
      <text:p text:style-name="P7"/>
      <text:p text:style-name="P7">Save and close the file when you are finished</text:p>
      <text:p text:style-name="P7">Django can collect and output all static assets into a known directory so that the web server can serve them directly. We'll use a bit of Python to tell it to use a directory called "static" in our project's main directory:</text:p>
      <text:h text:style-name="P43" text:outline-level="3"><text:bookmark text:name="complete-initial-project-setup"/>Complete Initial Project Setup</text:h>
      <text:p text:style-name="P4">Now, we can migrate the initial database schema to our SQLite database using the management script:</text:p>
      <text:p text:style-name="P31"><text:span text:style-name="Source_20_Text"><text:span text:style-name="T18">cd ~/</text:span></text:span><text:span text:style-name="Source_20_Text"><text:span text:style-name="T24">myproject</text:span></text:span></text:p>
      <text:p text:style-name="P39"><text:span text:style-name="Source_20_Text"><text:span text:style-name="T18">./manage.py makemigrations</text:span></text:span></text:p>
      <text:p text:style-name="P39"><text:span text:style-name="Source_20_Text"><text:span text:style-name="T18">./manage.py migrate</text:span></text:span></text:p>
      <text:p text:style-name="P4">Create an administrative user for the project by typing:</text:p>
      <text:p text:style-name="P31"><text:span text:style-name="Source_20_Text"><text:span text:style-name="T18">./manage.py createsuperuser</text:span></text:span></text:p>
      <text:p text:style-name="P4"><text:span text:style-name="T34">it w</text:span>ill <text:span text:style-name="T34">ask </text:span>username, <text:s/>an email address, <text:span text:style-name="T34">password </text:span>and confirm a password.</text:p>
      <text:p text:style-name="P24"><text:span text:style-name="T1">We can collect all of the static content into the directory location we defined with </text:span><text:span text:style-name="Source_20_Text"><text:span text:style-name="T9">STATIC_ROOT </text:span></text:span><text:span text:style-name="T1">by typing:</text:span></text:p>
      <text:p text:style-name="P17"/>
      <text:p text:style-name="P31"><text:soft-page-break/><text:span text:style-name="Source_20_Text"><text:span text:style-name="T18">./manage.py collectstatic</text:span></text:span></text:p>
      <text:p text:style-name="P24"><text:span text:style-name="T1">the static files will be placed in a directory called </text:span><text:span text:style-name="Source_20_Text"><text:span text:style-name="T9">static </text:span></text:span><text:span text:style-name="T1">within your project directory.</text:span></text:p>
      <text:p text:style-name="P4">You may have to adjust your firewall settings to allow traffic to our Django development server, which we'll run on port 8000.</text:p>
      <text:p text:style-name="P24"><text:span text:style-name="T1">If you are running a </text:span><text:span text:style-name="Source_20_Text"><text:span text:style-name="T11">ufw</text:span></text:span><text:span text:style-name="Source_20_Text"><text:span text:style-name="T9"> </text:span></text:span><text:span text:style-name="T1">firewall, you can allow traffic to port 8000 by typing:</text:span></text:p>
      <text:p text:style-name="P31"><text:span text:style-name="Source_20_Text"><text:span text:style-name="T21">sudo ufw allow 8000</text:span></text:span></text:p>
      <text:p text:style-name="P24"><text:span text:style-name="T1">If you are running </text:span><text:span text:style-name="Source_20_Text"><text:span text:style-name="T9">iptables </text:span></text:span><text:span text:style-name="T1">instead, the exact command you need depends on your current firewall configuration. For most configurations, this command should work:</text:span></text:p>
      <text:p text:style-name="P31"><text:span text:style-name="Source_20_Text"><text:span text:style-name="T18">sudo iptables -I INPUT -p tcp --dport 8000 -j ACCEPT</text:span></text:span></text:p>
      <text:p text:style-name="P31"><text:span text:style-name="Source_20_Text"><text:span text:style-name="T18"/></text:span></text:p>
      <text:p text:style-name="P4">Finally, you can test your project by starting up the Django development server with this command:</text:p>
      <text:p text:style-name="P31"><text:span text:style-name="Source_20_Text"><text:span text:style-name="T18">./manage.py runserver 0.0.0.0:8000</text:span></text:span></text:p>
      <text:p text:style-name="P24"><text:span text:style-name="T1">In your web browser, visit your server's domain name or IP address followed by </text:span><text:span text:style-name="Source_20_Text"><text:span text:style-name="T9">:8000</text:span></text:span><text:span text:style-name="T1">:</text:span></text:p>
      <text:p text:style-name="P31"><text:span text:style-name="Source_20_Text"><text:span text:style-name="T18">http://</text:span></text:span><text:span text:style-name="Source_20_Text"><text:span text:style-name="T25">127.0.0.1</text:span></text:span><text:span text:style-name="Source_20_Text"><text:span text:style-name="T18">:8000</text:span></text:span></text:p>
      <text:p text:style-name="P4">You should see the default Django index page:</text:p>
      <text:p text:style-name="P22"><draw:frame draw:style-name="fr1" draw:name="Image1" text:anchor-type="as-char" svg:width="19.024cm" svg:height="4.075cm" draw:z-index="0"><draw:image xlink:href="https://assets.digitalocean.com/articles/django_uwsgi_nginx_1404/sample_site.png" xlink:type="simple" xlink:show="embed" xlink:actuate="onLoad"/><svg:title>Django default index</svg:title></draw:frame></text:p>
      <text:p text:style-name="P24"><text:span text:style-name="T1">If you append </text:span><text:span text:style-name="Source_20_Text"><text:span text:style-name="T9">/admin </text:span></text:span><text:span text:style-name="T1">to the end of the URL in the address bar, you will be prompted for the administrative username and password you created with the </text:span><text:span text:style-name="Source_20_Text"><text:span text:style-name="T9">createsuperuser </text:span></text:span><text:span text:style-name="T1">command:</text:span></text:p>
      <text:p text:style-name="P22"><text:soft-page-break/><draw:frame draw:style-name="fr1" draw:name="Image2" text:anchor-type="as-char" svg:width="9.657cm" svg:height="7.17cm" draw:z-index="1"><draw:image xlink:href="https://assets.digitalocean.com/articles/django_uwsgi_nginx_1404/admin_login.png" xlink:type="simple" xlink:show="embed" xlink:actuate="onLoad"/><svg:title>Django admin login</svg:title></draw:frame></text:p>
      <text:p text:style-name="P4">After authenticating, you can access the default Django admin interface:</text:p>
      <text:p text:style-name="P22"><draw:frame draw:style-name="fr1" draw:name="Image3" text:anchor-type="as-char" svg:width="19.024cm" svg:height="3.863cm" draw:z-index="2"><draw:image xlink:href="https://assets.digitalocean.com/articles/django_uwsgi_nginx_1404/admin_interface.png" xlink:type="simple" xlink:show="embed" xlink:actuate="onLoad"/><svg:title>Django admin interface</svg:title></draw:frame></text:p>
      <text:p text:style-name="P4">When you are finished exploring, hit CTRL-C in the terminal window to shut down the development server.</text:p>
      <text:p text:style-name="P4">we can back out of our virtual environment by typing:</text:p>
      <text:p text:style-name="P29"><text:span text:style-name="Source_20_Text"><text:span text:style-name="T9">(</text:span></text:span><text:span text:style-name="Source_20_Text"><text:span text:style-name="T23">myprojectenv</text:span></text:span><text:span text:style-name="Source_20_Text"><text:span text:style-name="T9">)</text:span></text:span><text:a xlink:type="simple" xlink:href="mailto:user@host" text:style-name="Internet_20_link" text:visited-style-name="Visited_20_Internet_20_Link"><text:span text:style-name="Source_20_Text"><text:span text:style-name="T23">user</text:span></text:span></text:a><text:a xlink:type="simple" xlink:href="mailto:user@host" text:style-name="Internet_20_link" text:visited-style-name="Visited_20_Internet_20_Link"><text:span text:style-name="Source_20_Text"><text:span text:style-name="T9">@</text:span></text:span></text:a><text:a xlink:type="simple" xlink:href="mailto:user@host" text:style-name="Internet_20_link" text:visited-style-name="Visited_20_Internet_20_Link"><text:span text:style-name="Source_20_Text"><text:span text:style-name="T23">host</text:span></text:span></text:a><text:span text:style-name="Source_20_Text"><text:span text:style-name="T9">:~/</text:span></text:span><text:span text:style-name="Source_20_Text"><text:span text:style-name="T23">myproject</text:span></text:span><text:span text:style-name="Source_20_Text"><text:span text:style-name="T9">$</text:span></text:span><text:span text:style-name="T1">.</text:span></text:p>
      <text:p text:style-name="P32"><text:span text:style-name="Source_20_Text"><text:span text:style-name="T18">deactivate</text:span></text:span></text:p>
      <text:p text:style-name="P24"><text:span text:style-name="T1">The </text:span><text:span text:style-name="Source_20_Text"><text:span text:style-name="T9">(</text:span></text:span><text:span text:style-name="Source_20_Text"><text:span text:style-name="T23">myprojectenv</text:span></text:span><text:span text:style-name="Source_20_Text"><text:span text:style-name="T9">)</text:span></text:span><text:span text:style-name="T1">prefix to your shell prompt should disappear.</text:span></text:p>
      <text:h text:style-name="P44" text:outline-level="2"><text:bookmark text:name="configure-apache"/>Configure Apache</text:h>
      <text:p text:style-name="P24"><text:span text:style-name="T1">Now that your Django project is working, we can configure Apache as a front end. Client connections that it receives will be translated into the WSGI format that the Django application expects using the </text:span><text:span text:style-name="Source_20_Text"><text:span text:style-name="T9">mod_wsgi </text:span></text:span><text:span text:style-name="T1">module. This should have been automatically enabled upon installation earlier.</text:span></text:p>
      <text:p text:style-name="P4">To configure the WSGI <text:span text:style-name="T35">we </text:span>need to edit the default virtual host file:</text:p>
      <text:p text:style-name="P4"/>
      <text:p text:style-name="P31"><text:soft-page-break/><text:span text:style-name="Source_20_Text"><text:span text:style-name="T18">sudo nano /etc/apache2/sites-available/000-default.conf</text:span></text:span></text:p>
      <text:p text:style-name="P31"><text:span text:style-name="Source_20_Text"><text:span text:style-name="T18"/></text:span></text:p>
      <text:p text:style-name="P4">We can keep the directives that are already present in the file. We just need to add some additional items.</text:p>
      <text:p text:style-name="P24"><text:span text:style-name="T1">To start, let's configure the static files. We will use an alias to tell Apache to map any requests starting with </text:span><text:span text:style-name="Source_20_Text"><text:span text:style-name="T9">/static </text:span></text:span><text:span text:style-name="T1">to the "static" directory within our project folder. We will set up the alias and then grant access to the directory in question with a directory block:</text:span></text:p>
      <text:p text:style-name="P24"><text:span text:style-name="T1">Next, we'll grant access to the </text:span><text:span text:style-name="Source_20_Text"><text:span text:style-name="T9">wsgi.py </text:span></text:span><text:span text:style-name="T1">file within the second level project directory where the Django code is stored. To do this, we'll use a directory section with a file section inside. We will grant access to the file inside of this nested construct:</text:span></text:p>
      <text:p text:style-name="P3"><text:span text:style-name="Source_20_Text"><text:span text:style-name="T18"/></text:span></text:p>
      <text:p text:style-name="P24"><text:span text:style-name="T7">C</text:span><text:span text:style-name="T1">onstruct the portion of the file that actually handles the WSGI pass. We'll use daemon mode to run the WSGI process, which is the recommended configuration. We can use the </text:span><text:span text:style-name="Source_20_Text"><text:span text:style-name="T9">WSGIDaemonProcess </text:span></text:span><text:span text:style-name="T1">directive to set this up.</text:span></text:p>
      <text:p text:style-name="P24"><text:span text:style-name="T1">This directive takes an arbitrary name for the process. We'll use </text:span><text:span text:style-name="Source_20_Text"><text:span text:style-name="T23">myproject </text:span></text:span><text:span text:style-name="T1">to stay consistent. Afterwards, we set up the Python home where Apache can find all of the components that may be required. Since we used a virtual environment, we can point this directly to our base virtual environment directory. Afterwards, we set the Python path to point to the base of our Django project.</text:span></text:p>
      <text:p text:style-name="P24"><text:span text:style-name="T1">Next, we need to specify the process group. This should point to the same name we selected for the </text:span><text:span text:style-name="Source_20_Text"><text:span text:style-name="T9">WSGIDaemonProcess </text:span></text:span><text:span text:style-name="T1">directive (</text:span><text:span text:style-name="Source_20_Text"><text:span text:style-name="T9">myproject </text:span></text:span><text:span text:style-name="T1">in our case). Finally, we need to set the script alias so that Apache will pass requests for the root domain to the </text:span><text:span text:style-name="Source_20_Text"><text:span text:style-name="T9">wsgi.py </text:span></text:span><text:span text:style-name="T1">file:</text:span></text:p>
      <text:p text:style-name="P2">/etc/apache2/sites-available/000-default.conf</text:p>
      <text:p text:style-name="P31"><text:span text:style-name="Source_20_Text"><text:span text:style-name="T18">&lt;VirtualHost *:80&gt;</text:span></text:span></text:p>
      <text:p text:style-name="P39"><text:span text:style-name="Source_20_Text"><text:span text:style-name="T22"><text:s text:c="4"/></text:span></text:span><text:span text:style-name="Source_20_Text"><text:span text:style-name="T18">Alias /static /home/</text:span></text:span><text:span text:style-name="Source_20_Text"><text:span text:style-name="T24">sammy</text:span></text:span><text:span text:style-name="Source_20_Text"><text:span text:style-name="T18">/</text:span></text:span><text:span text:style-name="Source_20_Text"><text:span text:style-name="T24">myproject</text:span></text:span><text:span text:style-name="Source_20_Text"><text:span text:style-name="T18">/static</text:span></text:span></text:p>
      <text:p text:style-name="P39"><text:span text:style-name="Source_20_Text"><text:span text:style-name="T22"><text:s text:c="4"/></text:span></text:span><text:span text:style-name="Source_20_Text"><text:span text:style-name="T18">&lt;Directory /home/</text:span></text:span><text:span text:style-name="Source_20_Text"><text:span text:style-name="T24">sammy</text:span></text:span><text:span text:style-name="Source_20_Text"><text:span text:style-name="T18">/</text:span></text:span><text:span text:style-name="Source_20_Text"><text:span text:style-name="T24">myproject</text:span></text:span><text:span text:style-name="Source_20_Text"><text:span text:style-name="T18">/static&gt;</text:span></text:span></text:p>
      <text:p text:style-name="P39"><text:span text:style-name="Source_20_Text"><text:span text:style-name="T22"><text:s text:c="8"/></text:span></text:span><text:span text:style-name="Source_20_Text"><text:span text:style-name="T18">Require all granted</text:span></text:span></text:p>
      <text:p text:style-name="P39"><text:span text:style-name="Source_20_Text"><text:span text:style-name="T22"><text:s text:c="4"/></text:span></text:span><text:span text:style-name="Source_20_Text"><text:span text:style-name="T18">&lt;/Directory&gt;</text:span></text:span></text:p>
      <text:p text:style-name="P39"/>
      <text:p text:style-name="P39"><text:span text:style-name="Source_20_Text"><text:span text:style-name="T22"><text:s text:c="4"/></text:span></text:span><text:span text:style-name="Source_20_Text"><text:span text:style-name="T18">&lt;Directory /home/</text:span></text:span><text:span text:style-name="Source_20_Text"><text:span text:style-name="T24">sammy</text:span></text:span><text:span text:style-name="Source_20_Text"><text:span text:style-name="T18">/</text:span></text:span><text:span text:style-name="Source_20_Text"><text:span text:style-name="T24">myproject</text:span></text:span><text:span text:style-name="Source_20_Text"><text:span text:style-name="T18">/</text:span></text:span><text:span text:style-name="Source_20_Text"><text:span text:style-name="T24">myproject</text:span></text:span><text:span text:style-name="Source_20_Text"><text:span text:style-name="T18">&gt;</text:span></text:span></text:p>
      <text:p text:style-name="P39"><text:span text:style-name="Source_20_Text"><text:span text:style-name="T22"><text:s text:c="8"/></text:span></text:span><text:span text:style-name="Source_20_Text"><text:span text:style-name="T18">&lt;Files wsgi.py&gt;</text:span></text:span></text:p>
      <text:p text:style-name="P39"><text:span text:style-name="Source_20_Text"><text:span text:style-name="T22"><text:s text:c="12"/></text:span></text:span><text:span text:style-name="Source_20_Text"><text:span text:style-name="T18">Require all granted</text:span></text:span></text:p>
      <text:p text:style-name="P39"><text:span text:style-name="Source_20_Text"><text:span text:style-name="T22"><text:s text:c="8"/></text:span></text:span><text:span text:style-name="Source_20_Text"><text:span text:style-name="T18">&lt;/Files&gt;</text:span></text:span></text:p>
      <text:p text:style-name="P39"><text:soft-page-break/><text:span text:style-name="Source_20_Text"><text:span text:style-name="T22"><text:s text:c="4"/></text:span></text:span><text:span text:style-name="Source_20_Text"><text:span text:style-name="T18">&lt;/Directory&gt;</text:span></text:span></text:p>
      <text:p text:style-name="P39"/>
      <text:p text:style-name="P39"><text:span text:style-name="Source_20_Text"><text:span text:style-name="T22"><text:s text:c="4"/></text:span></text:span><text:span text:style-name="Source_20_Text"><text:span text:style-name="T18">WSGIDaemonProcess </text:span></text:span><text:span text:style-name="Source_20_Text"><text:span text:style-name="T24">myproject</text:span></text:span><text:span text:style-name="Source_20_Text"><text:span text:style-name="T18"> python-home=/home/</text:span></text:span><text:span text:style-name="Source_20_Text"><text:span text:style-name="T24">sammy</text:span></text:span><text:span text:style-name="Source_20_Text"><text:span text:style-name="T18">/</text:span></text:span><text:span text:style-name="Source_20_Text"><text:span text:style-name="T24">myproject</text:span></text:span><text:span text:style-name="Source_20_Text"><text:span text:style-name="T18">/</text:span></text:span><text:span text:style-name="Source_20_Text"><text:span text:style-name="T24">myprojectenv</text:span></text:span><text:span text:style-name="Source_20_Text"><text:span text:style-name="T18"> python-path=/home/</text:span></text:span><text:span text:style-name="Source_20_Text"><text:span text:style-name="T24">sammy</text:span></text:span><text:span text:style-name="Source_20_Text"><text:span text:style-name="T18">/myproject</text:span></text:span></text:p>
      <text:p text:style-name="P39"><text:span text:style-name="Source_20_Text"><text:span text:style-name="T22"><text:s text:c="4"/></text:span></text:span><text:span text:style-name="Source_20_Text"><text:span text:style-name="T18">WSGIProcessGroup </text:span></text:span><text:span text:style-name="Source_20_Text"><text:span text:style-name="T24">myproject</text:span></text:span></text:p>
      <text:p text:style-name="P39"><text:span text:style-name="Source_20_Text"><text:span text:style-name="T22"><text:s text:c="4"/></text:span></text:span><text:span text:style-name="Source_20_Text"><text:span text:style-name="T18">WSGIScriptAlias / /home/</text:span></text:span><text:span text:style-name="Source_20_Text"><text:span text:style-name="T24">sammy</text:span></text:span><text:span text:style-name="Source_20_Text"><text:span text:style-name="T18">/</text:span></text:span><text:span text:style-name="Source_20_Text"><text:span text:style-name="T24">myproject</text:span></text:span><text:span text:style-name="Source_20_Text"><text:span text:style-name="T18">/</text:span></text:span><text:span text:style-name="Source_20_Text"><text:span text:style-name="T24">myproject</text:span></text:span><text:span text:style-name="Source_20_Text"><text:span text:style-name="T18">/wsgi.py</text:span></text:span></text:p>
      <text:p text:style-name="P39"/>
      <text:p text:style-name="P39"><text:span text:style-name="Source_20_Text"><text:span text:style-name="T18">&lt;/VirtualHost&gt;</text:span></text:span></text:p>
      <text:p text:style-name="P4">When you are finished making these changes, save and close the file.</text:p>
      <text:h text:style-name="P43" text:outline-level="3"><text:bookmark text:name="wrapping-up-some-permissions-issues"/>Wrapping Up Some Permissions Issues</text:h>
      <text:p text:style-name="P4">If you are using the SQLite database, you need to allow the Apache process access to this file.</text:p>
      <text:p text:style-name="P24"><text:span text:style-name="T1">To do so, the first step is to change the permissions so that the group owner of the database can read and write. The database file is called </text:span><text:span text:style-name="Source_20_Text"><text:span text:style-name="T9">db.sqlite3 </text:span></text:span><text:span text:style-name="T1">by default and it should be located in your base project directory:</text:span></text:p>
      <text:p text:style-name="P31"><text:span text:style-name="Source_20_Text"><text:span text:style-name="T18">chmod 664 ~/</text:span></text:span><text:span text:style-name="Source_20_Text"><text:span text:style-name="T24">myproject</text:span></text:span><text:span text:style-name="Source_20_Text"><text:span text:style-name="T18">/db.sqlite3</text:span></text:span></text:p>
      <text:p text:style-name="P39"><text:span text:style-name="Source_20_Text"><text:span text:style-name="T18">chmod 775 ~/</text:span></text:span><text:span text:style-name="Source_20_Text"><text:span text:style-name="T24">myproject</text:span></text:span></text:p>
      <text:p text:style-name="P24"><text:span text:style-name="T1">Afterwards, we need to give the group Apache runs under, the </text:span><text:span text:style-name="Source_20_Text"><text:span text:style-name="T9">www-data </text:span></text:span><text:span text:style-name="T1">group, group ownership of the file:</text:span></text:p>
      <text:p text:style-name="P31"><text:span text:style-name="Source_20_Text"><text:span text:style-name="T18">sudo chown :www-data ~/</text:span></text:span><text:span text:style-name="Source_20_Text"><text:span text:style-name="T24">myproject</text:span></text:span><text:span text:style-name="Source_20_Text"><text:span text:style-name="T18">/db.sqlite3</text:span></text:span></text:p>
      <text:p text:style-name="P4">In order to write to the file, we also need to give the Apache group ownership over the database's parent directory:</text:p>
      <text:p text:style-name="P31"><text:span text:style-name="Source_20_Text"><text:span text:style-name="T18">sudo chown :www-data ~/</text:span></text:span><text:span text:style-name="Source_20_Text"><text:span text:style-name="T24">myproject</text:span></text:span></text:p>
      <text:p text:style-name="P4">We need to adjust through our firewall again. We no longer need port 8000 since we are proxying through Apache, so we can remove that rule. We can then add an exception to allow traffic to the Apache process.</text:p>
      <text:p text:style-name="P24"><text:span text:style-name="T1">If you are using </text:span><text:span text:style-name="Source_20_Text"><text:span text:style-name="T9">ufw</text:span></text:span><text:span text:style-name="T1">, you can do this by typing:</text:span></text:p>
      <text:p text:style-name="P31"><text:span text:style-name="Source_20_Text"><text:span text:style-name="T18">sudo ufw delete allow 8000</text:span></text:span></text:p>
      <text:p text:style-name="P39"><text:span text:style-name="Source_20_Text"><text:span text:style-name="T18">sudo ufw allow 'Apache Full'</text:span></text:span></text:p>
      <text:p text:style-name="P24"><text:span text:style-name="T1">If you are using </text:span><text:span text:style-name="Source_20_Text"><text:span text:style-name="T9">iptables</text:span></text:span><text:span text:style-name="T1">, the appropriate commands will look something like this:</text:span></text:p>
      <text:p text:style-name="P31"><text:span text:style-name="Source_20_Text"><text:span text:style-name="T18">sudo iptables -D INPUT -p tcp --dport 8000 -j ACCEPT</text:span></text:span></text:p>
      <text:p text:style-name="P39"><text:span text:style-name="Source_20_Text"><text:span text:style-name="T18">sudo iptables -I INPUT -p tcp --dport 80 -j ACCEPT</text:span></text:span></text:p>
      <text:p text:style-name="P4">Check your Apache files to make sure you did not make any syntax errors:</text:p>
      <text:p text:style-name="P31"><text:soft-page-break/><text:span text:style-name="Source_20_Text"><text:span text:style-name="T18">sudo apache2ctl configtest</text:span></text:span></text:p>
      <text:p text:style-name="P4">As long as the last line of output looks like this, your files are in good shape:</text:p>
      <text:p text:style-name="P36"><text:span text:style-name="Source_20_Text"><text:span text:style-name="T18">Output</text:span></text:span></text:p>
      <text:p text:style-name="P39"><text:span text:style-name="Source_20_Text"><text:span text:style-name="T18">. . .</text:span></text:span></text:p>
      <text:p text:style-name="P39"><text:span text:style-name="Source_20_Text"><text:span text:style-name="T18">Syntax OK</text:span></text:span></text:p>
      <text:p text:style-name="P4">Once these steps are done, you are ready to restart the Apache service to implement the changes you made. Restart Apache by typing:</text:p>
      <text:p text:style-name="P31"><text:span text:style-name="Source_20_Text"><text:span text:style-name="T18">sudo systemctl restart apache2</text:span></text:span></text:p>
      <text:p text:style-name="P4">You should now be able to access your Django site by going to your server's domain name or IP address without specifying a port. The regular site and the admin interface should function as expected.</text:p>
      <text:p text:style-name="P10">To stop apche server</text:p>
      <text:p text:style-name="P8">sudo systemctl stop apache2</text:p>
      <text:p text:style-name="P10">to create application</text:p>
      <text:p text:style-name="P11">step1: stop the apache server</text:p>
      <text:p text:style-name="P9">sudo systemctl stop apache2</text:p>
      <text:p text:style-name="P10">step<text:span text:style-name="T26">2</text:span>:activate virtual env</text:p>
      <text:p text:style-name="P10">source ~/myproject/myprojectenv/bin/activate</text:p>
      <text:p text:style-name="P10">step<text:span text:style-name="T26">3</text:span>: crate app in project</text:p>
      <text:p text:style-name="P10">implement the code according to app requirements in views,forms,models</text:p>
      <text:p text:style-name="P12">for example</text:p>
      <text:p text:style-name="P12">python3 manage.py startapp myapp</text:p>
      <text:p text:style-name="P12">myproject/myproject/urls.py</text:p>
      <text:p text:style-name="P12">from django.contrib import admin</text:p>
      <text:p text:style-name="P12">from django.urls import path</text:p>
      <text:p text:style-name="P12">from myapp.views import current_datetime</text:p>
      <text:p text:style-name="P12"><text:soft-page-break/>urlpatterns = [</text:p>
      <text:p text:style-name="P12"><text:s text:c="4"/>path('admin/', admin.site.urls),path(r"week/",current_datetime)</text:p>
      <text:p text:style-name="P12">]</text:p>
      <text:p text:style-name="P12">myproject/myapp/views.py</text:p>
      <text:p text:style-name="P12">from django.shortcuts import render</text:p>
      <text:p text:style-name="P12">import datetime</text:p>
      <text:p text:style-name="P12">def current_datetime(request):</text:p>
      <text:p text:style-name="P12"><text:tab/>dt=datetime.datetime.now()</text:p>
      <text:p text:style-name="P12"><text:tab/>wkday=dt.strftime('%a')</text:p>
      <text:p text:style-name="P12"><text:tab/>return render(request,'weekday.html',{'weekday':wkday})</text:p>
      <text:p text:style-name="P13">myproject/templates</text:p>
      <text:p text:style-name="P13">&lt;html&gt;</text:p>
      <text:p text:style-name="P13">&lt;body&gt;</text:p>
      <text:p text:style-name="P13">&lt;h1&gt;</text:p>
      <text:p text:style-name="P13">today is:{{weekday}}</text:p>
      <text:p text:style-name="P13">&lt;/h1&gt;</text:p>
      <text:p text:style-name="P13">&lt;/body&gt;</text:p>
      <text:p text:style-name="P13">&lt;/html&gt;</text:p>
      <text:p text:style-name="P11">step4:</text:p>
      <text:p text:style-name="P11">start the apache server </text:p>
      <text:p text:style-name="P9">sudo systemctl <text:span text:style-name="T26">restart</text:span> apache2</text:p>
      <text:p text:style-name="P14">step5:</text:p>
      <text:p text:style-name="P14"><text:soft-page-break/><text:tab/>goto browser</text:p>
      <text:p text:style-name="P14"><text:tab/><text:a xlink:type="simple" xlink:href="http://127.0.0.1/admin" text:style-name="Internet_20_link" text:visited-style-name="Visited_20_Internet_20_Link">http://</text:a><text:a xlink:type="simple" xlink:href="http://127.0.0.1/admin" text:style-name="Internet_20_link" text:visited-style-name="Visited_20_Internet_20_Link"><text:span text:style-name="T27">www.satya.com</text:span></text:a><text:a xlink:type="simple" xlink:href="http://127.0.0.1/admin" text:style-name="Internet_20_link" text:visited-style-name="Visited_20_Internet_20_Link">/admin</text:a></text:p>
      <text:p text:style-name="P16"><text:tab/><text:tab/>or</text:p>
      <text:p text:style-name="P15"><text:tab/>http://<text:a xlink:type="simple" xlink:href="http://127.0.0.1/admin" text:style-name="Internet_20_link" text:visited-style-name="Visited_20_Internet_20_Link"><text:span text:style-name="T27">www.satya.com</text:span></text:a>/week/</text:p>
      <text:p text:style-name="P10"/>
      <text:h text:style-name="P38" text:outline-level="2"><text:bookmark text:name="next-steps"/>Next Steps</text:h>
      <text:p text:style-name="P4">After verifying that your application is accessible, it is important to secure traffic to your application.</text:p>
      <text:p text:style-name="P30"><text:span text:style-name="T1">If you have a domain name for your application, the easiest way to secure your application is with a free SSL certificate from Let's Encrypt. Follow our </text:span><text:a xlink:type="simple" xlink:href="https://www.digitalocean.com/community/tutorials/how-to-secure-apache-with-let-s-encrypt-on-debian-8" text:style-name="Internet_20_link" text:visited-style-name="Visited_20_Internet_20_Link"><text:span text:style-name="T15">Let's Encrypt guide for Apache on Debian 8</text:span></text:a><text:span text:style-name="T1"> to learn how to set this up.</text:span></text:p>
      <text:p text:style-name="P30"><text:span text:style-name="T1">If you </text:span><text:span text:style-name="Strong_20_Emphasis"><text:span text:style-name="T8">do not</text:span></text:span><text:span text:style-name="T1"> have a domain name for your application and are using this for your own purposes or for testing, you can always create a self-signed certificate. You can learn how to set this up with our </text:span><text:a xlink:type="simple" xlink:href="https://www.digitalocean.com/community/tutorials/how-to-create-a-ssl-certificate-on-apache-for-debian-8" text:style-name="Internet_20_link" text:visited-style-name="Visited_20_Internet_20_Link"><text:span text:style-name="T15">guide on creating self-signed SSL certificates for Apache on Debian 8</text:span></text:a><text:span text:style-name="T1">.</text:span></text:p>
      <text:h text:style-name="P38" text:outline-level="2"><text:bookmark text:name="conclusion"/>Conclusion</text:h>
      <text:p text:style-name="P24"><text:span text:style-name="T1">In this guide, we've set up a Django project in its own virtual environment. We've configured Apache with </text:span><text:span text:style-name="Source_20_Text"><text:span text:style-name="T9">mod_wsgi</text:span></text:span><text:span text:style-name="T1"> to handle client requests and interface with the Django app.</text:span></text:p>
      <text:p text:style-name="P4">Django makes creating projects and applications simple by providing many of the common pieces, allowing you to focus on the unique elements. By leveraging the general tool chain described in this article, you can easily serve the applications you create from a single serv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9:55:17.417616873</meta:creation-date>
    <meta:editing-duration>PT3H9M48S</meta:editing-duration>
    <meta:editing-cycles>66</meta:editing-cycles>
    <meta:generator>LibreOffice/5.1.6.2$Linux_X86_64 LibreOffice_project/10m0$Build-2</meta:generator>
    <dc:date>2018-05-19T22:18:18.252297164</dc:date>
    <meta:document-statistic meta:table-count="0" meta:image-count="3" meta:object-count="0" meta:page-count="11" meta:paragraph-count="200" meta:word-count="2041" meta:character-count="13269" meta:non-whitespace-character-count="11257"/>
  </office:meta>
</office:document-meta>
</file>